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rainingData" style:family="table">
      <style:table-properties style:width="6.9271in" fo:margin-left="0in" table:align="left"/>
    </style:style>
    <style:style style:name="TrainingData.A" style:family="table-column">
      <style:table-column-properties style:column-width="0.5625in"/>
    </style:style>
    <style:style style:name="TrainingData.B" style:family="table-column">
      <style:table-column-properties style:column-width="4.9375in"/>
    </style:style>
    <style:style style:name="TrainingData.C" style:family="table-column">
      <style:table-column-properties style:column-width="1.4271in"/>
    </style:style>
    <style:style style:name="TrainingData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rainingData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rainingData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rainingData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79d90" officeooo:paragraph-rsid="00079d90"/>
    </style:style>
    <style:style style:name="P2" style:family="paragraph" style:parent-style-name="Standard">
      <style:text-properties fo:font-size="16pt" officeooo:rsid="00079d90" officeooo:paragraph-rsid="00079d90"/>
    </style:style>
    <style:style style:name="P3" style:family="paragraph" style:parent-style-name="Standard">
      <style:text-properties fo:font-size="18pt" officeooo:rsid="00079d90" officeooo:paragraph-rsid="00079d90"/>
    </style:style>
    <style:style style:name="P4" style:family="paragraph" style:parent-style-name="Standard">
      <style:text-properties fo:font-size="22pt" officeooo:rsid="00079d90" officeooo:paragraph-rsid="00079d90"/>
    </style:style>
    <style:style style:name="P5" style:family="paragraph" style:parent-style-name="Standard">
      <style:text-properties fo:font-size="12pt" officeooo:rsid="00079d90" officeooo:paragraph-rsid="00079d90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9d90" officeooo:paragraph-rsid="00079d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6pt"/>
    </style:style>
    <style:style style:name="T2" style:family="text">
      <style:text-properties fo:font-size="14pt"/>
    </style:style>
    <style:style style:name="T3" style:family="text">
      <style:text-properties officeooo:rsid="000891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S3007 – Naive Bayes Tutorial</text:p>
      <text:p text:style-name="P2">2307935 – Kian Reddy</text:p>
      <text:p text:style-name="P2">2327097 – Wasim Rahiman</text:p>
      <text:p text:style-name="P2">2353805 <text:s/>- Dharmik Bhoora</text:p>
      <text:p text:style-name="P3"/>
      <text:p text:style-name="P2">1<text:span text:style-name="T2">.)</text:span></text:p>
      <text:p text:style-name="P3">Priors</text:p>
      <text:p text:style-name="P1">P(good) = <text:span text:style-name="T3">6/12</text:span> <text:span text:style-name="T3">= </text:span>½</text:p>
      <text:p text:style-name="P1">P(bad) = <text:span text:style-name="T3">6/12</text:span> <text:span text:style-name="T3">=</text:span> ½</text:p>
      <text:p text:style-name="P1"/>
      <text:p text:style-name="P3">Training Reviews</text:p>
      <text:p text:style-name="P1"/>
      <table:table table:name="TrainingData" table:style-name="TrainingData" table:template-name="Default Style">
        <table:table-column table:style-name="TrainingData.A"/>
        <table:table-column table:style-name="TrainingData.B"/>
        <table:table-column table:style-name="TrainingData.C"/>
        <table:table-row table:style-name="TableLine94239497362144">
          <table:table-cell table:style-name="TrainingData.A1" office:value-type="string">
            <text:p text:style-name="P7">R1</text:p>
          </table:table-cell>
          <table:table-cell table:style-name="TrainingData.A1" office:value-type="string">
            <text:p text:style-name="P6">the food is lovely</text:p>
          </table:table-cell>
          <table:table-cell table:style-name="TrainingData.C1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2</text:p>
          </table:table-cell>
          <table:table-cell table:style-name="TrainingData.A2" office:value-type="string">
            <text:p text:style-name="P6">this is a great restaurant</text:p>
          </table:table-cell>
          <table:table-cell table:style-name="TrainingData.C2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3</text:p>
          </table:table-cell>
          <table:table-cell table:style-name="TrainingData.A2" office:value-type="string">
            <text:p text:style-name="P6">i really enjoyed my food</text:p>
          </table:table-cell>
          <table:table-cell table:style-name="TrainingData.C2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4</text:p>
          </table:table-cell>
          <table:table-cell table:style-name="TrainingData.A2" office:value-type="string">
            <text:p text:style-name="P6">i enjoyed the experience at the restaurant</text:p>
          </table:table-cell>
          <table:table-cell table:style-name="TrainingData.C2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5</text:p>
          </table:table-cell>
          <table:table-cell table:style-name="TrainingData.A2" office:value-type="string">
            <text:p text:style-name="P6">we had a lovely meal</text:p>
          </table:table-cell>
          <table:table-cell table:style-name="TrainingData.C2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6</text:p>
          </table:table-cell>
          <table:table-cell table:style-name="TrainingData.A2" office:value-type="string">
            <text:p text:style-name="P6">my food tasted great</text:p>
          </table:table-cell>
          <table:table-cell table:style-name="TrainingData.C2" office:value-type="string">
            <text:p text:style-name="P7">good</text:p>
          </table:table-cell>
        </table:table-row>
        <table:table-row table:style-name="TableLine94239497362144">
          <table:table-cell table:style-name="TrainingData.A2" office:value-type="string">
            <text:p text:style-name="P7">R7</text:p>
          </table:table-cell>
          <table:table-cell table:style-name="TrainingData.A2" office:value-type="string">
            <text:p text:style-name="P6">the meal was terrible</text:p>
          </table:table-cell>
          <table:table-cell table:style-name="TrainingData.C2" office:value-type="string">
            <text:p text:style-name="P7">bad</text:p>
          </table:table-cell>
        </table:table-row>
        <table:table-row table:style-name="TableLine94239497362144">
          <table:table-cell table:style-name="TrainingData.A2" office:value-type="string">
            <text:p text:style-name="P7">R8</text:p>
          </table:table-cell>
          <table:table-cell table:style-name="TrainingData.A2" office:value-type="string">
            <text:p text:style-name="P6">avoid the food</text:p>
          </table:table-cell>
          <table:table-cell table:style-name="TrainingData.C2" office:value-type="string">
            <text:p text:style-name="P7">bad</text:p>
          </table:table-cell>
        </table:table-row>
        <table:table-row table:style-name="TableLine94239497362144">
          <table:table-cell table:style-name="TrainingData.A2" office:value-type="string">
            <text:p text:style-name="P7">R9</text:p>
          </table:table-cell>
          <table:table-cell table:style-name="TrainingData.A2" office:value-type="string">
            <text:p text:style-name="P6">avoid this restaurant</text:p>
          </table:table-cell>
          <table:table-cell table:style-name="TrainingData.C2" office:value-type="string">
            <text:p text:style-name="P7">bad</text:p>
          </table:table-cell>
        </table:table-row>
        <table:table-row table:style-name="TableLine94239497362144">
          <table:table-cell table:style-name="TrainingData.A2" office:value-type="string">
            <text:p text:style-name="P7">R10</text:p>
          </table:table-cell>
          <table:table-cell table:style-name="TrainingData.A2" office:value-type="string">
            <text:p text:style-name="P6">we had a terrible experience</text:p>
          </table:table-cell>
          <table:table-cell table:style-name="TrainingData.C2" office:value-type="string">
            <text:p text:style-name="P7">bad</text:p>
          </table:table-cell>
        </table:table-row>
        <table:table-row table:style-name="TableLine94239497362144">
          <table:table-cell table:style-name="TrainingData.A2" office:value-type="string">
            <text:p text:style-name="P7">R11</text:p>
          </table:table-cell>
          <table:table-cell table:style-name="TrainingData.A2" office:value-type="string">
            <text:p text:style-name="P6">the service and the food was terrible</text:p>
          </table:table-cell>
          <table:table-cell table:style-name="TrainingData.C2" office:value-type="string">
            <text:p text:style-name="P7">bad</text:p>
          </table:table-cell>
        </table:table-row>
        <table:table-row table:style-name="TableLine94239497362144">
          <table:table-cell table:style-name="TrainingData.A2" office:value-type="string">
            <text:p text:style-name="P7">R12</text:p>
          </table:table-cell>
          <table:table-cell table:style-name="TrainingData.A2" office:value-type="string">
            <text:p text:style-name="P6">the food was really bad</text:p>
          </table:table-cell>
          <table:table-cell table:style-name="TrainingData.C2" office:value-type="string">
            <text:p text:style-name="P7">bad</text:p>
          </table:table-cell>
        </table:table-row>
      </table:table>
      <text:p text:style-name="P1"/>
      <text:p text:style-name="P3">Class Conditional Models: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4:27:42.689656057</meta:creation-date>
    <dc:date>2022-03-22T14:38:05.373214488</dc:date>
    <meta:editing-duration>PT10M23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46" meta:word-count="112" meta:character-count="547" meta:non-whitespace-character-count="477"/>
  </office:meta>
</office:document-meta>
</file>